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1" fo:font-size="14pt" fo:language="pt" fo:country="BR" fo:font-style="normal" fo:font-weight="normal" officeooo:rsid="00322b1a" officeooo:paragraph-rsid="00322b1a"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1" fo:font-size="14pt" fo:language="pt" fo:country="BR" fo:font-style="normal" fo:font-weight="normal" officeooo:rsid="00335767" officeooo:paragraph-rsid="00322b1a"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1" fo:font-size="14pt" fo:language="pt" fo:country="BR" fo:font-style="normal" fo:font-weight="normal" officeooo:rsid="00336dbb" officeooo:paragraph-rsid="00336dbb"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1" fo:font-size="14pt" fo:language="pt" fo:country="BR" fo:font-style="normal" fo:font-weight="normal" officeooo:rsid="0034b47c" officeooo:paragraph-rsid="0034b47c"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1" fo:font-size="14pt" fo:language="pt" fo:country="BR" fo:font-style="normal" fo:font-weight="bold" officeooo:rsid="002b1351" officeooo:paragraph-rsid="002b1351" style:font-size-asian="14pt" style:font-style-asian="normal" style:font-weight-asian="bold" style:font-size-complex="14pt" style:font-style-complex="normal" style:font-weight-complex="bold"/>
    </style:style>
    <style:style style:name="P6" style:family="paragraph" style:parent-style-name="Standard">
      <style:text-properties style:font-name="Liberation Mono1" fo:font-size="14pt" fo:language="pt" fo:country="BR" fo:font-style="normal" fo:font-weight="bold" officeooo:rsid="00322b1a" officeooo:paragraph-rsid="00322b1a" style:font-size-asian="14pt" style:font-style-asian="normal" style:font-weight-asian="bold" style:font-size-complex="14pt" style:font-style-complex="normal" style:font-weight-complex="bold"/>
    </style:style>
    <style:style style:name="P7" style:family="paragraph" style:parent-style-name="Standard">
      <style:text-properties style:font-name="Liberation Mono1" fo:font-size="14pt" fo:language="pt" fo:country="BR" fo:font-style="normal" fo:font-weight="bold" officeooo:rsid="00336dbb" officeooo:paragraph-rsid="00336dbb" style:font-size-asian="14pt" style:font-style-asian="normal" style:font-weight-asian="bold" style:font-size-complex="14pt" style:font-style-complex="normal" style:font-weight-complex="bold"/>
    </style:style>
    <style:style style:name="P8" style:family="paragraph" style:parent-style-name="Standard">
      <style:text-properties style:font-name="Liberation Mono1" fo:font-size="14pt" fo:language="pt" fo:country="BR" fo:font-style="normal" fo:font-weight="bold" officeooo:rsid="00336dbb" officeooo:paragraph-rsid="0034b47c"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Mono1"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Mono1"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11" style:family="paragraph" style:parent-style-name="Standard">
      <style:text-properties style:font-name="Liberation Mono1"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12" style:family="paragraph" style:parent-style-name="Standard">
      <style:text-properties style:font-name="Liberation Mono1"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13" style:family="paragraph" style:parent-style-name="Standard">
      <style:text-properties style:font-name="Liberation Mono1"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1"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1"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1"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1"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1"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1"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1"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1"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1"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1"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1"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1"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1"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1"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1"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Mono1"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Mono1"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Mono1"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Mono1"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Mono1"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36" style:family="paragraph" style:parent-style-name="Standard">
      <style:text-properties style:font-name="Liberation Mono1"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37" style:family="paragraph" style:parent-style-name="Standard">
      <style:text-properties style:font-name="Liberation Mono1"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38" style:family="paragraph" style:parent-style-name="Standard">
      <style:text-properties style:font-name="Liberation Mono1"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39" style:family="paragraph" style:parent-style-name="Standard">
      <style:text-properties style:font-name="Liberation Mono1"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40" style:family="paragraph" style:parent-style-name="Standard">
      <style:text-properties style:font-name="Liberation Mono1" fo:font-size="14pt" fo:language="en" fo:country="US" officeooo:rsid="0000e785" officeooo:paragraph-rsid="0000e785" style:font-size-asian="14pt" style:font-size-complex="14pt"/>
    </style:style>
    <style:style style:name="P41" style:family="paragraph" style:parent-style-name="Standard">
      <style:text-properties style:font-name="Liberation Mono1" fo:font-size="14pt" fo:language="en" fo:country="US" fo:font-weight="bold" officeooo:rsid="0000e785" officeooo:paragraph-rsid="0000e785" style:font-size-asian="14pt" style:font-weight-asian="bold" style:font-size-complex="14pt" style:font-weight-complex="bold"/>
    </style:style>
    <style:style style:name="P42" style:family="paragraph" style:parent-style-name="Standard">
      <style:text-properties style:font-name="Liberation Mono1" fo:font-size="14pt" fo:language="en" fo:country="US" fo:font-weight="normal" officeooo:rsid="0000e785" officeooo:paragraph-rsid="0000e785" style:font-size-asian="14pt" style:font-weight-asian="normal" style:font-size-complex="14pt" style:font-weight-complex="normal"/>
    </style:style>
    <style:style style:name="P43" style:family="paragraph" style:parent-style-name="Standard">
      <style:text-properties style:font-name="Liberation Mono1"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Mono1"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45" style:family="paragraph" style:parent-style-name="Standard">
      <style:text-properties style:font-name="Liberation Mono1"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46" style:family="paragraph" style:parent-style-name="Standard">
      <style:text-properties style:font-name="Liberation Mono1"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47" style:family="paragraph" style:parent-style-name="Standard">
      <style:text-properties style:font-name="Liberation Mono1"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48" style:family="paragraph" style:parent-style-name="Standard">
      <style:text-properties style:font-name="Liberation Mono1"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1"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1"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1"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1"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1"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1"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1"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1"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58" style:family="paragraph" style:parent-style-name="Standard">
      <style:text-properties style:font-name="Liberation Mono1"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59" style:family="paragraph" style:parent-style-name="Standard">
      <style:text-properties style:font-name="Liberation Mono1"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60" style:family="paragraph" style:parent-style-name="Standard">
      <style:text-properties style:font-name="Liberation Mono1"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61" style:family="paragraph" style:parent-style-name="Standard">
      <style:text-properties style:font-name="Liberation Mono1"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62" style:family="paragraph" style:parent-style-name="Standard">
      <style:text-properties style:font-name="Liberation Mono1"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63" style:family="paragraph" style:parent-style-name="Standard">
      <style:text-properties style:font-name="Liberation Mono1"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85"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86" style:family="paragraph" style:parent-style-name="Standard">
      <style:text-properties style:font-name="Liberation Mono1" fo:font-size="14pt" fo:language="en" fo:country="US" fo:font-style="normal" fo:font-weight="normal" officeooo:rsid="001d1172" officeooo:paragraph-rsid="003d8df7" style:font-size-asian="14pt" style:font-style-asian="normal" style:font-weight-asian="normal" style:font-size-complex="14pt" style:font-style-complex="normal" style:font-weight-complex="normal"/>
    </style:style>
    <style:style style:name="P87" style:family="paragraph" style:parent-style-name="Standard">
      <style:text-properties style:font-name="Liberation Mono1" fo:font-size="14pt" fo:language="en" fo:country="US" fo:font-style="normal" fo:font-weight="normal" officeooo:rsid="002a45bd" officeooo:paragraph-rsid="003d8df7" style:font-size-asian="14pt" style:font-style-asian="normal" style:font-weight-asian="normal" style:font-size-complex="14pt" style:font-style-complex="normal" style:font-weight-complex="normal"/>
    </style:style>
    <style:style style:name="P88" style:family="paragraph" style:parent-style-name="Standard">
      <style:text-properties style:font-name="Liberation Mono1" fo:font-size="14pt" fo:language="en" fo:country="US" fo:font-style="normal" fo:font-weight="bold" officeooo:rsid="003f169f" officeooo:paragraph-rsid="003f169f" style:font-size-asian="14pt" style:font-style-asian="normal" style:font-weight-asian="bold" style:font-size-complex="14pt" style:font-style-complex="normal" style:font-weight-complex="bold"/>
    </style:style>
    <style:style style:name="P89" style:family="paragraph" style:parent-style-name="Standard">
      <style:text-properties style:font-name="Liberation Mono1" fo:font-size="14pt" fo:language="en" fo:country="US" fo:font-style="normal" fo:font-weight="bold" officeooo:rsid="0040c254" officeooo:paragraph-rsid="0040c254" style:font-size-asian="14pt" style:font-style-asian="normal" style:font-weight-asian="bold" style:font-size-complex="14pt" style:font-style-complex="normal" style:font-weight-complex="bold"/>
    </style:style>
    <style:style style:name="P90" style:family="paragraph" style:parent-style-name="Standard">
      <style:text-properties style:font-name="Liberation Mono1" fo:font-size="14pt" fo:language="en" fo:country="US" fo:font-style="normal" fo:font-weight="bold" officeooo:rsid="00424201" officeooo:paragraph-rsid="00424201" style:font-size-asian="14pt" style:font-style-asian="normal" style:font-weight-asian="bold" style:font-size-complex="14pt" style:font-style-complex="normal" style:font-weight-complex="bold"/>
    </style:style>
    <style:style style:name="P91" style:family="paragraph" style:parent-style-name="Standard">
      <style:text-properties style:font-name="Liberation Mono1" fo:font-size="14pt" fo:language="en" fo:country="US" fo:font-style="normal" fo:font-weight="bold" officeooo:rsid="00436338" officeooo:paragraph-rsid="00436338" style:font-size-asian="14pt" style:font-style-asian="normal" style:font-weight-asian="bold" style:font-size-complex="14pt" style:font-style-complex="normal" style:font-weight-complex="bold"/>
    </style:style>
    <style:style style:name="P92" style:family="paragraph" style:parent-style-name="Standard">
      <style:text-properties style:font-name="Liberation Mono1" fo:font-size="14pt" fo:language="en" fo:country="US" fo:font-style="normal" fo:font-weight="bold" officeooo:rsid="0045518c" officeooo:paragraph-rsid="0045518c" style:font-size-asian="14pt" style:font-style-asian="normal" style:font-weight-asian="bold" style:font-size-complex="14pt" style:font-style-complex="normal" style:font-weight-complex="bold"/>
    </style:style>
    <style:style style:name="P93" style:family="paragraph" style:parent-style-name="Standard">
      <style:text-properties style:font-name="Liberation Mono1" fo:font-size="14pt" fo:language="en" fo:country="US" fo:font-style="normal" fo:font-weight="bold" officeooo:rsid="0048bed6" officeooo:paragraph-rsid="0048bed6" style:font-size-asian="14pt" style:font-style-asian="normal" style:font-weight-asian="bold" style:font-size-complex="14pt" style:font-style-complex="normal" style:font-weight-complex="bold"/>
    </style:style>
    <style:style style:name="P94" style:family="paragraph" style:parent-style-name="Standard">
      <style:text-properties style:font-name="Liberation Mono1" fo:font-size="14pt" fo:language="en" fo:country="US" fo:font-style="normal" fo:font-weight="bold" officeooo:rsid="004a4533" officeooo:paragraph-rsid="004a4533" style:font-size-asian="14pt" style:font-style-asian="normal" style:font-weight-asian="bold" style:font-size-complex="14pt" style:font-style-complex="normal" style:font-weight-complex="bold"/>
    </style:style>
    <style:style style:name="P95" style:family="paragraph" style:parent-style-name="Standard">
      <style:text-properties style:font-name="Liberation Mono1" fo:font-size="14pt" fo:language="en" fo:country="US" fo:font-style="normal" fo:font-weight="bold" officeooo:rsid="004b4f9b" officeooo:paragraph-rsid="004b4f9b" style:font-size-asian="14pt" style:font-style-asian="normal" style:font-weight-asian="bold" style:font-size-complex="14pt" style:font-style-complex="normal" style:font-weight-complex="bold"/>
    </style:style>
    <style:style style:name="P96" style:family="paragraph" style:parent-style-name="Standard">
      <style:text-properties style:font-name="Liberation Mono1" fo:font-size="14pt" fo:language="en" fo:country="US" fo:font-style="normal" fo:font-weight="bold" officeooo:rsid="004d2d02" officeooo:paragraph-rsid="004d2d02" style:font-size-asian="14pt" style:font-style-asian="normal" style:font-weight-asian="bold" style:font-size-complex="14pt" style:font-style-complex="normal" style:font-weight-complex="bold"/>
    </style:style>
    <style:style style:name="P97" style:family="paragraph" style:parent-style-name="Standard">
      <style:text-properties style:font-name="Liberation Mono1" fo:font-size="14pt" fo:language="en" fo:country="US" fo:font-style="normal" fo:font-weight="bold" officeooo:rsid="004ea062" officeooo:paragraph-rsid="004ea062" style:font-size-asian="14pt" style:font-style-asian="normal" style:font-weight-asian="bold" style:font-size-complex="14pt" style:font-style-complex="normal" style:font-weight-complex="bold"/>
    </style:style>
    <style:style style:name="P98"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99" style:family="paragraph" style:parent-style-name="Standard">
      <style:text-properties style:font-name="Liberation Mono1" fo:font-size="14pt" fo:language="en" fo:country="US" fo:font-style="italic" fo:font-weight="bold" officeooo:rsid="003f169f" officeooo:paragraph-rsid="003f169f" style:font-size-asian="14pt" style:font-style-asian="italic" style:font-weight-asian="bold" style:font-size-complex="14pt" style:font-style-complex="italic" style:font-weight-complex="bold"/>
    </style:style>
    <style:style style:name="P100" style:family="paragraph" style:parent-style-name="Standard">
      <style:text-properties style:font-name="Liberation Mono1" fo:font-size="14pt" fo:language="pt" fo:country="BR" fo:font-style="normal" fo:font-weight="normal" officeooo:rsid="002a4ca5" officeooo:paragraph-rsid="002a45bd" style:font-size-asian="14pt" style:font-style-asian="normal" style:font-weight-asian="normal" style:font-size-complex="14pt" style:font-style-complex="normal" style:font-weight-complex="normal"/>
    </style:style>
    <style:style style:name="P101" style:family="paragraph" style:parent-style-name="Standard">
      <style:text-properties style:font-name="Liberation Mono1" fo:font-size="14pt" fo:language="pt" fo:country="BR"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102" style:family="paragraph" style:parent-style-name="Standard">
      <style:text-properties style:font-name="Liberation Mono1" fo:font-size="14pt" fo:language="pt" fo:country="BR"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103" style:family="paragraph" style:parent-style-name="Standard">
      <style:text-properties style:font-name="Liberation Mono1" fo:font-size="14pt" fo:language="pt" fo:country="BR" fo:font-style="normal" fo:font-weight="normal" officeooo:rsid="002ccdfc" officeooo:paragraph-rsid="002b1351" style:font-size-asian="14pt" style:font-style-asian="normal" style:font-weight-asian="normal" style:font-size-complex="14pt" style:font-style-complex="normal" style:font-weight-complex="normal"/>
    </style:style>
    <style:style style:name="P104" style:family="paragraph" style:parent-style-name="Standard">
      <style:text-properties style:font-name="Liberation Mono1" fo:font-size="14pt" fo:language="pt" fo:country="BR" fo:font-style="normal" fo:font-weight="normal" officeooo:rsid="002ccdfc" officeooo:paragraph-rsid="002ccdfc" style:font-size-asian="14pt" style:font-style-asian="normal" style:font-weight-asian="normal" style:font-size-complex="14pt" style:font-style-complex="normal" style:font-weight-complex="normal"/>
    </style:style>
    <style:style style:name="P105" style:family="paragraph" style:parent-style-name="Standard">
      <style:text-properties style:font-name="Liberation Mono1" fo:font-size="14pt" fo:language="pt" fo:country="BR" fo:font-style="normal" fo:font-weight="normal" officeooo:rsid="002ccdfc" officeooo:paragraph-rsid="003d8df7" style:font-size-asian="14pt" style:font-style-asian="normal" style:font-weight-asian="normal" style:font-size-complex="14pt" style:font-style-complex="normal" style:font-weight-complex="normal"/>
    </style:style>
    <style:style style:name="P106" style:family="paragraph" style:parent-style-name="Standard">
      <style:text-properties style:font-name="Liberation Mono1" fo:font-size="14pt" fo:language="pt" fo:country="BR" fo:font-style="normal" fo:font-weight="normal" officeooo:rsid="002e9418" officeooo:paragraph-rsid="003d8df7" style:font-size-asian="14pt" style:font-style-asian="normal" style:font-weight-asian="normal" style:font-size-complex="14pt" style:font-style-complex="normal" style:font-weight-complex="normal"/>
    </style:style>
    <style:style style:name="P107" style:family="paragraph" style:parent-style-name="Standard">
      <style:text-properties style:font-name="Liberation Mono1" fo:font-size="14pt" fo:language="pt" fo:country="BR" fo:font-style="normal" fo:font-weight="normal" officeooo:rsid="002f354c" officeooo:paragraph-rsid="003d8df7" style:font-size-asian="14pt" style:font-style-asian="normal" style:font-weight-asian="normal" style:font-size-complex="14pt" style:font-style-complex="normal" style:font-weight-complex="normal"/>
    </style:style>
    <style:style style:name="P108" style:family="paragraph" style:parent-style-name="Standard">
      <style:text-properties style:font-name="Liberation Mono1" fo:font-size="14pt" fo:language="pt" fo:country="BR" fo:font-style="normal" fo:font-weight="normal" officeooo:rsid="003112bf" officeooo:paragraph-rsid="003d8df7" style:font-size-asian="14pt" style:font-style-asian="normal" style:font-weight-asian="normal" style:font-size-complex="14pt" style:font-style-complex="normal" style:font-weight-complex="normal"/>
    </style:style>
    <style:style style:name="P109" style:family="paragraph" style:parent-style-name="Standard">
      <style:text-properties style:font-name="Liberation Mono1" fo:font-size="14pt" fo:language="pt" fo:country="BR" fo:font-style="normal" fo:font-weight="normal" officeooo:rsid="00334dbc" officeooo:paragraph-rsid="00322b1a" style:font-size-asian="14pt" style:font-style-asian="normal" style:font-weight-asian="normal" style:font-size-complex="14pt" style:font-style-complex="normal" style:font-weight-complex="normal"/>
    </style:style>
    <style:style style:name="P110" style:family="paragraph" style:parent-style-name="Standard">
      <style:text-properties style:font-name="Liberation Mono1" fo:font-size="14pt" fo:language="pt" fo:country="BR" fo:font-style="normal" fo:font-weight="normal" officeooo:rsid="00334e9c" officeooo:paragraph-rsid="00334e9c" style:font-size-asian="14pt" style:font-style-asian="normal" style:font-weight-asian="normal" style:font-size-complex="14pt" style:font-style-complex="normal" style:font-weight-complex="normal"/>
    </style:style>
    <style:style style:name="P111" style:family="paragraph" style:parent-style-name="Standard">
      <style:text-properties style:font-name="Liberation Mono1" fo:font-size="14pt" fo:language="pt" fo:country="BR" fo:font-style="normal" fo:font-weight="normal" officeooo:rsid="00336dbb" officeooo:paragraph-rsid="00336dbb" style:font-size-asian="14pt" style:font-style-asian="normal" style:font-weight-asian="normal" style:font-size-complex="14pt" style:font-style-complex="normal" style:font-weight-complex="normal"/>
    </style:style>
    <style:style style:name="P112" style:family="paragraph" style:parent-style-name="Standard">
      <style:text-properties style:font-name="Liberation Mono1" fo:font-size="14pt" fo:language="pt" fo:country="BR" fo:font-style="normal" fo:font-weight="normal" officeooo:rsid="00336dbb" officeooo:paragraph-rsid="0034b47c" style:font-size-asian="14pt" style:font-style-asian="normal" style:font-weight-asian="normal" style:font-size-complex="14pt" style:font-style-complex="normal" style:font-weight-complex="normal"/>
    </style:style>
    <style:style style:name="P113" style:family="paragraph" style:parent-style-name="Standard">
      <style:text-properties style:font-name="Liberation Mono1" fo:font-size="14pt" fo:language="pt" fo:country="BR" fo:font-style="normal" fo:font-weight="normal" officeooo:rsid="0038ba79" officeooo:paragraph-rsid="0038ba79" style:font-size-asian="14pt" style:font-style-asian="normal" style:font-weight-asian="normal" style:font-size-complex="14pt" style:font-style-complex="normal" style:font-weight-complex="normal"/>
    </style:style>
    <style:style style:name="P114" style:family="paragraph" style:parent-style-name="Standard">
      <style:text-properties style:font-name="Liberation Mono1" fo:font-size="14pt" fo:language="pt" fo:country="BR" fo:font-style="normal" fo:font-weight="normal" officeooo:rsid="00322b1a" officeooo:paragraph-rsid="002e9418" style:font-size-asian="14pt" style:font-style-asian="normal" style:font-weight-asian="normal" style:font-size-complex="14pt" style:font-style-complex="normal" style:font-weight-complex="normal"/>
    </style:style>
    <style:style style:name="P115" style:family="paragraph" style:parent-style-name="Standard">
      <style:text-properties style:font-name="Liberation Mono1" fo:font-size="14pt" fo:language="pt" fo:country="BR" fo:font-style="normal" fo:font-weight="normal" officeooo:rsid="00322b1a" officeooo:paragraph-rsid="003d8df7" style:font-size-asian="14pt" style:font-style-asian="normal" style:font-weight-asian="normal" style:font-size-complex="14pt" style:font-style-complex="normal" style:font-weight-complex="normal"/>
    </style:style>
    <style:style style:name="P116" style:family="paragraph" style:parent-style-name="Standard">
      <style:text-properties style:font-name="Liberation Mono1" fo:font-size="14pt" fo:language="pt" fo:country="BR" fo:font-style="normal" fo:font-weight="normal" officeooo:rsid="0040c254" officeooo:paragraph-rsid="0040c254" style:font-size-asian="14pt" style:font-style-asian="normal" style:font-weight-asian="normal" style:font-size-complex="14pt" style:font-style-complex="normal" style:font-weight-complex="normal"/>
    </style:style>
    <style:style style:name="P117" style:family="paragraph" style:parent-style-name="Standard">
      <style:text-properties style:font-name="Liberation Mono1" fo:font-size="14pt" fo:language="pt" fo:country="BR" fo:font-style="normal" fo:font-weight="normal" officeooo:rsid="0034b47c" officeooo:paragraph-rsid="0034b47c" style:font-size-asian="14pt" style:font-style-asian="normal" style:font-weight-asian="normal" style:font-size-complex="14pt" style:font-style-complex="normal" style:font-weight-complex="normal"/>
    </style:style>
    <style:style style:name="P118" style:family="paragraph" style:parent-style-name="Standard">
      <style:text-properties style:font-name="Liberation Mono1" fo:font-size="14pt" fo:language="pt" fo:country="BR" fo:font-style="normal" fo:font-weight="bold" officeooo:rsid="0037b139" officeooo:paragraph-rsid="0037b139"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Mono1" fo:font-size="14pt" fo:language="pt" fo:country="BR" fo:font-style="normal" fo:font-weight="bold" officeooo:rsid="002e9418" officeooo:paragraph-rsid="003d8df7"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Mono1" fo:font-size="14pt" fo:language="pt" fo:country="BR" fo:font-style="normal" fo:font-weight="bold" officeooo:rsid="003112bf" officeooo:paragraph-rsid="003d8df7"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Mono1" fo:font-size="14pt" fo:language="pt" fo:country="BR" fo:font-style="normal" fo:font-weight="bold" officeooo:rsid="0047672b" officeooo:paragraph-rsid="0047672b"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ccdfc" style:font-weight-asian="normal" style:font-weight-complex="normal"/>
    </style:style>
    <style:style style:name="T4" style:family="text">
      <style:text-properties fo:font-weight="normal" officeooo:rsid="00334dbc" style:font-weight-asian="normal" style:font-weight-complex="normal"/>
    </style:style>
    <style:style style:name="T5" style:family="text">
      <style:text-properties fo:font-weight="normal" officeooo:rsid="0034b47c" style:font-weight-asian="normal" style:font-weight-complex="normal"/>
    </style:style>
    <style:style style:name="T6" style:family="text">
      <style:text-properties fo:font-weight="normal" officeooo:rsid="00431cfc" style:font-weight-asian="normal" style:font-weight-complex="normal"/>
    </style:style>
    <style:style style:name="T7" style:family="text">
      <style:text-properties fo:font-weight="normal" officeooo:rsid="0045518c" style:font-weight-asian="normal" style:font-weight-complex="normal"/>
    </style:style>
    <style:style style:name="T8" style:family="text">
      <style:text-properties fo:font-weight="normal" officeooo:rsid="004a4533"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03ca37" style:font-style-asian="normal" style:font-style-complex="normal"/>
    </style:style>
    <style:style style:name="T11" style:family="text">
      <style:text-properties fo:font-style="normal" officeooo:rsid="0002e05b" style:font-style-asian="normal" style:font-style-complex="normal"/>
    </style:style>
    <style:style style:name="T12" style:family="text">
      <style:text-properties fo:font-style="normal" officeooo:rsid="0005963c" style:font-style-asian="normal" style:font-style-complex="normal"/>
    </style:style>
    <style:style style:name="T13" style:family="text">
      <style:text-properties fo:font-style="normal" officeooo:rsid="00063b20" style:font-style-asian="normal" style:font-style-complex="normal"/>
    </style:style>
    <style:style style:name="T14" style:family="text">
      <style:text-properties fo:font-style="normal" officeooo:rsid="000bd455" style:font-style-asian="normal" style:font-style-complex="normal"/>
    </style:style>
    <style:style style:name="T15" style:family="text">
      <style:text-properties fo:font-style="normal" officeooo:rsid="00102477" style:font-style-asian="normal" style:font-style-complex="normal"/>
    </style:style>
    <style:style style:name="T16" style:family="text">
      <style:text-properties fo:font-style="normal" officeooo:rsid="00178b3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2e05b" style:font-style-asian="normal" style:font-weight-asian="normal" style:font-style-complex="normal" style:font-weight-complex="normal"/>
    </style:style>
    <style:style style:name="T19" style:family="text">
      <style:text-properties fo:font-style="normal" fo:font-weight="normal" officeooo:rsid="000b8b2f" style:font-style-asian="normal" style:font-weight-asian="normal" style:font-style-complex="normal" style:font-weight-complex="normal"/>
    </style:style>
    <style:style style:name="T20" style:family="text">
      <style:text-properties fo:font-style="normal" fo:font-weight="normal" officeooo:rsid="00111c0c" style:font-style-asian="normal" style:font-weight-asian="normal" style:font-style-complex="normal" style:font-weight-complex="normal"/>
    </style:style>
    <style:style style:name="T21" style:family="text">
      <style:text-properties fo:font-style="normal" fo:font-weight="normal" officeooo:rsid="001274a4" style:font-style-asian="normal" style:font-weight-asian="normal" style:font-style-complex="normal" style:font-weight-complex="normal"/>
    </style:style>
    <style:style style:name="T22" style:family="text">
      <style:text-properties fo:font-style="normal" fo:font-weight="normal" officeooo:rsid="0015075c" style:font-style-asian="normal" style:font-weight-asian="normal" style:font-style-complex="normal" style:font-weight-complex="normal"/>
    </style:style>
    <style:style style:name="T23" style:family="text">
      <style:text-properties fo:font-style="normal" fo:font-weight="normal" officeooo:rsid="00178b35" style:font-style-asian="normal" style:font-weight-asian="normal" style:font-style-complex="normal" style:font-weight-complex="normal"/>
    </style:style>
    <style:style style:name="T24" style:family="text">
      <style:text-properties fo:font-style="normal" fo:font-weight="normal" officeooo:rsid="001a7b6a" style:font-style-asian="normal" style:font-weight-asian="normal" style:font-style-complex="normal" style:font-weight-complex="normal"/>
    </style:style>
    <style:style style:name="T25" style:family="text">
      <style:text-properties fo:font-style="normal" fo:font-weight="normal" officeooo:rsid="001d1172" style:font-style-asian="normal" style:font-weight-asian="normal" style:font-style-complex="normal" style:font-weight-complex="normal"/>
    </style:style>
    <style:style style:name="T26" style:family="text">
      <style:text-properties fo:font-style="normal" fo:font-weight="normal" officeooo:rsid="002012e5"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063b20"/>
    </style:style>
    <style:style style:name="T29" style:family="text">
      <style:text-properties officeooo:rsid="000b8b2f"/>
    </style:style>
    <style:style style:name="T30" style:family="text">
      <style:text-properties officeooo:rsid="000bd455"/>
    </style:style>
    <style:style style:name="T31" style:family="text">
      <style:text-properties officeooo:rsid="000f1b89"/>
    </style:style>
    <style:style style:name="T32" style:family="text">
      <style:text-properties officeooo:rsid="00102477"/>
    </style:style>
    <style:style style:name="T3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35" style:family="text">
      <style:text-properties officeooo:rsid="00111c0c"/>
    </style:style>
    <style:style style:name="T36" style:family="text">
      <style:text-properties officeooo:rsid="00189e4b"/>
    </style:style>
    <style:style style:name="T37" style:family="text">
      <style:text-properties officeooo:rsid="002a45bd"/>
    </style:style>
    <style:style style:name="T38" style:family="text">
      <style:text-properties fo:language="pt" fo:country="BR" officeooo:rsid="002a4ca5"/>
    </style:style>
    <style:style style:name="T39" style:family="text">
      <style:text-properties officeooo:rsid="00334e9c"/>
    </style:style>
    <style:style style:name="T40" style:family="text">
      <style:text-properties officeooo:rsid="0034b47c"/>
    </style:style>
    <style:style style:name="T41" style:family="text">
      <style:text-properties officeooo:rsid="003961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7">Comment:</text:span> Write <text:span text:style-name="T1">//</text:span> before a line to create a line comment. To create a block comment use;</text:p>
      <text:p text:style-name="P40"><text:span text:style-name="T1">/*</text:span> comment </text:p>
      <text:p text:style-name="P40">goes </text:p>
      <text:p text:style-name="P40">here <text:span text:style-name="T1">*/</text:span></text:p>
      <text:p text:style-name="P40"/>
      <text:p text:style-name="P41"><text:span text:style-name="T9">Variable </text:span><text:span text:style-name="T11">D</text:span><text:span text:style-name="T9">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42"/>
      <text:p text:style-name="P41"><text:span text:style-name="T9">Assignmen</text:span><text:span text:style-name="T10">t</text:span><text:span text:style-name="T9">:</text:span> <text:span text:style-name="T2">Use the operator </text:span>=<text:span text:style-name="T2"> to assign something to a variable. Ex: let a = 5; or a = b;</text:span></text:p>
      <text:p text:style-name="P42"/>
      <text:p text:style-name="P43"><text:span text:style-name="T9">Uninitialized Variables:</text:span><text:span text:style-name="T17"> In JavaScript, uninitialized variables have the initial value of </text:span><text:span text:style-name="T9">undefined</text:span><text:span text:style-name="T17">. </text:span><text:span text:style-name="T18">Mathematical operations with undefined variables return NaN (Not a Number) and String concatenation will concatenate a literal string of “undefined”. </text:span></text:p>
      <text:p text:style-name="P10"/>
      <text:p text:style-name="P44"><text:span text:style-name="T9">Case Sensitivity:</text:span><text:span text:style-name="T17"> Variables in JavaScript are case sensitive and should be declared in </text:span><text:span text:style-name="T9">camelCase</text:span><text:span text:style-name="T17"> as a best practice ex: myVariable. Constants values may be declared in all caps.</text:span></text:p>
      <text:p text:style-name="P11"/>
      <text:p text:style-name="P45"><text:span text:style-name="T12">Arithmetic </text:span><text:span text:style-name="T9">Operators:</text:span><text:span text:style-name="T17"> </text:spa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64">Operator</text:p>
          </table:table-cell>
          <table:table-cell table:style-name="Table1.A1" office:value-type="string">
            <text:p text:style-name="P64">Description</text:p>
          </table:table-cell>
          <table:table-cell table:style-name="Table1.C1" office:value-type="string">
            <text:p text:style-name="P64">Example</text:p>
          </table:table-cell>
        </table:table-row>
        <table:table-row>
          <table:table-cell table:style-name="Table1.A2" office:value-type="string">
            <text:p text:style-name="P64">+</text:p>
          </table:table-cell>
          <table:table-cell table:style-name="Table1.A2" office:value-type="string">
            <text:p text:style-name="P64">Addition</text:p>
          </table:table-cell>
          <table:table-cell table:style-name="Table1.C2" office:value-type="string">
            <text:p text:style-name="P64">1+1 = 2</text:p>
          </table:table-cell>
        </table:table-row>
        <table:table-row>
          <table:table-cell table:style-name="Table1.A2" office:value-type="string">
            <text:p text:style-name="P68">-</text:p>
          </table:table-cell>
          <table:table-cell table:style-name="Table1.A2" office:value-type="string">
            <text:p text:style-name="P64">Subtraction</text:p>
          </table:table-cell>
          <table:table-cell table:style-name="Table1.C2" office:value-type="string">
            <text:p text:style-name="P64">1-1 = 0</text:p>
          </table:table-cell>
        </table:table-row>
        <table:table-row>
          <table:table-cell table:style-name="Table1.A2" office:value-type="string">
            <text:p text:style-name="P68">*</text:p>
          </table:table-cell>
          <table:table-cell table:style-name="Table1.A2" office:value-type="string">
            <text:p text:style-name="P64">Multiplication</text:p>
          </table:table-cell>
          <table:table-cell table:style-name="Table1.C2" office:value-type="string">
            <text:p text:style-name="P64">2*3 = 6</text:p>
          </table:table-cell>
        </table:table-row>
        <table:table-row>
          <table:table-cell table:style-name="Table1.A2" office:value-type="string">
            <text:p text:style-name="P68">**</text:p>
          </table:table-cell>
          <table:table-cell table:style-name="Table1.A2" office:value-type="string">
            <text:p text:style-name="P64">Exponentiation</text:p>
          </table:table-cell>
          <table:table-cell table:style-name="Table1.C2" office:value-type="string">
            <text:p text:style-name="P64">3**4 = 41</text:p>
          </table:table-cell>
        </table:table-row>
        <table:table-row>
          <table:table-cell table:style-name="Table1.A2" office:value-type="string">
            <text:p text:style-name="P68">/</text:p>
          </table:table-cell>
          <table:table-cell table:style-name="Table1.A2" office:value-type="string">
            <text:p text:style-name="P64">Division</text:p>
          </table:table-cell>
          <table:table-cell table:style-name="Table1.C2" office:value-type="string">
            <text:p text:style-name="P64">12/2 = 6</text:p>
          </table:table-cell>
        </table:table-row>
        <table:table-row>
          <table:table-cell table:style-name="Table1.A2" office:value-type="string">
            <text:p text:style-name="P64">%</text:p>
          </table:table-cell>
          <table:table-cell table:style-name="Table1.A2" office:value-type="string">
            <text:p text:style-name="P64">Modulus (Division Remainder)</text:p>
          </table:table-cell>
          <table:table-cell table:style-name="Table1.C2" office:value-type="string">
            <text:p text:style-name="P64">7%2 = 1</text:p>
          </table:table-cell>
        </table:table-row>
        <table:table-row>
          <table:table-cell table:style-name="Table1.A2" office:value-type="string">
            <text:p text:style-name="P64">++</text:p>
          </table:table-cell>
          <table:table-cell table:style-name="Table1.A2" office:value-type="string">
            <text:p text:style-name="P64">Increment</text:p>
          </table:table-cell>
          <table:table-cell table:style-name="Table1.C2" office:value-type="string">
            <text:p text:style-name="P64">1++ = 2</text:p>
          </table:table-cell>
        </table:table-row>
        <table:table-row>
          <table:table-cell table:style-name="Table1.A2" office:value-type="string">
            <text:p text:style-name="P68">-- <text:s/></text:p>
          </table:table-cell>
          <table:table-cell table:style-name="Table1.A2" office:value-type="string">
            <text:p text:style-name="P64">Decrement</text:p>
          </table:table-cell>
          <table:table-cell table:style-name="Table1.C2" office:value-type="string">
            <text:p text:style-name="P64">2-- = 1</text:p>
          </table:table-cell>
        </table:table-row>
      </table:table>
      <text:p text:style-name="P12"/>
      <text:p text:style-name="P12"/>
      <text:p text:style-name="P46"><text:span text:style-name="T13">Assignment</text:span><text:span text:style-name="T9"> Operators:</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65">Operator</text:p>
          </table:table-cell>
          <table:table-cell table:style-name="Table2.A1" office:value-type="string">
            <text:p text:style-name="P73">Example</text:p>
          </table:table-cell>
          <table:table-cell table:style-name="Table2.C1" office:value-type="string">
            <text:p text:style-name="P73">Traditional notation</text:p>
          </table:table-cell>
        </table:table-row>
        <table:table-row>
          <table:table-cell table:style-name="Table2.A2" office:value-type="string">
            <text:p text:style-name="P74"><text:s/>=</text:p>
          </table:table-cell>
          <table:table-cell table:style-name="Table2.A2" office:value-type="string">
            <text:p text:style-name="P73">x=y</text:p>
          </table:table-cell>
          <table:table-cell table:style-name="Table2.C2" office:value-type="string">
            <text:p text:style-name="P73">x=y</text:p>
          </table:table-cell>
        </table:table-row>
        <table:table-row>
          <table:table-cell table:style-name="Table2.A2" office:value-type="string">
            <text:p text:style-name="P73">+=</text:p>
          </table:table-cell>
          <table:table-cell table:style-name="Table2.A2" office:value-type="string">
            <text:p text:style-name="P73">x+=y</text:p>
          </table:table-cell>
          <table:table-cell table:style-name="Table2.C2" office:value-type="string">
            <text:p text:style-name="P73">x=x+y</text:p>
          </table:table-cell>
        </table:table-row>
        <table:table-row>
          <table:table-cell table:style-name="Table2.A2" office:value-type="string">
            <text:p text:style-name="P69">-<text:span text:style-name="T28">=</text:span></text:p>
          </table:table-cell>
          <table:table-cell table:style-name="Table2.A2" office:value-type="string">
            <text:p text:style-name="P74">x-=y</text:p>
          </table:table-cell>
          <table:table-cell table:style-name="Table2.C2" office:value-type="string">
            <text:p text:style-name="P73">x=x-y</text:p>
          </table:table-cell>
        </table:table-row>
        <table:table-row>
          <table:table-cell table:style-name="Table2.A2" office:value-type="string">
            <text:p text:style-name="P69">*<text:span text:style-name="T28">=</text:span></text:p>
          </table:table-cell>
          <table:table-cell table:style-name="Table2.A2" office:value-type="string">
            <text:p text:style-name="P73">x*=y</text:p>
          </table:table-cell>
          <table:table-cell table:style-name="Table2.C2" office:value-type="string">
            <text:p text:style-name="P73">x=x*y</text:p>
          </table:table-cell>
        </table:table-row>
        <table:table-row>
          <table:table-cell table:style-name="Table2.A2" office:value-type="string">
            <text:p text:style-name="P69">/<text:span text:style-name="T28">=</text:span></text:p>
          </table:table-cell>
          <table:table-cell table:style-name="Table2.A2" office:value-type="string">
            <text:p text:style-name="P73">x/=y</text:p>
          </table:table-cell>
          <table:table-cell table:style-name="Table2.C2" office:value-type="string">
            <text:p text:style-name="P73">x=x/y</text:p>
          </table:table-cell>
        </table:table-row>
        <table:table-row>
          <table:table-cell table:style-name="Table2.A2" office:value-type="string">
            <text:p text:style-name="P65">%<text:span text:style-name="T28">=</text:span></text:p>
          </table:table-cell>
          <table:table-cell table:style-name="Table2.A2" office:value-type="string">
            <text:p text:style-name="P73">x%=y</text:p>
          </table:table-cell>
          <table:table-cell table:style-name="Table2.C2" office:value-type="string">
            <text:p text:style-name="P73">x=x%y</text:p>
          </table:table-cell>
        </table:table-row>
        <table:table-row>
          <table:table-cell table:style-name="Table2.A2" office:value-type="string">
            <text:p text:style-name="P65">**<text:span text:style-name="T28">=</text:span></text:p>
          </table:table-cell>
          <table:table-cell table:style-name="Table2.A2" office:value-type="string">
            <text:p text:style-name="P73">x**=y</text:p>
          </table:table-cell>
          <table:table-cell table:style-name="Table2.C2" office:value-type="string">
            <text:p text:style-name="P73">x=x**y</text:p>
          </table:table-cell>
        </table:table-row>
      </table:table>
      <text:p text:style-name="P13"/>
      <text:p text:style-name="P12"/>
      <text:p text:style-name="P47"><text:span text:style-name="T9">Strings:</text:span><text:span text:style-name="T17"> Strings can be written between “” or ‘’. The characters “ and ‘ can be escaped using \(alt+92). Strings are </text:span><text:span text:style-name="T9">zero-indexed</text:span><text:span text:style-name="T17"> and the characters in a string can be accessed using bracket notation. </text:span></text:p>
      <text:p text:style-name="P14">Ex: </text:p>
      <text:p text:style-name="P14">let str = “this is a string”; </text:p>
      <text:p text:style-name="P14">let firstChar = str[0];</text:p>
      <text:p text:style-name="P48"><text:span text:style-name="T17">Strings in JS are </text:span><text:span text:style-name="T9">immutable</text:span><text:span text:style-name="T17">, meaning the individual characters cannot be changed but the variable holding the string may be assigned a new and different string.</text:span></text:p>
      <text:p text:style-name="P15"/>
      <text:p text:style-name="P48"><text:span text:style-name="T9">Arrays: </text:span><text:span text:style-name="T17">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9">properties</text:span><text:span text:style-name="T17">. </text:span></text:p>
      <text:p text:style-name="P15"/>
      <text:p text:style-name="P49"><text:span text:style-name="T14">Basic </text:span><text:span text:style-name="T9">Array Methods:</text:span></text:p>
      <text:p text:style-name="P35"/>
      <table:table table:name="Table4" table:style-name="Table4">
        <table:table-column table:style-name="Table4.A"/>
        <table:table-column table:style-name="Table4.B"/>
        <table:table-column table:style-name="Table4.C"/>
        <table:table-row>
          <table:table-cell table:style-name="Table4.A1" office:value-type="string">
            <text:p text:style-name="P77">Method</text:p>
          </table:table-cell>
          <table:table-cell table:style-name="Table4.A1" office:value-type="string">
            <text:p text:style-name="P77">Description</text:p>
          </table:table-cell>
          <table:table-cell table:style-name="Table4.C1" office:value-type="string">
            <text:p text:style-name="P77">Returns</text:p>
          </table:table-cell>
        </table:table-row>
        <table:table-row>
          <table:table-cell table:style-name="Table4.A2" office:value-type="string">
            <text:p text:style-name="P77"><text:span text:style-name="T30">arr</text:span>.push(<text:span text:style-name="T30">elem</text:span>)</text:p>
          </table:table-cell>
          <table:table-cell table:style-name="Table4.A2" office:value-type="string">
            <text:p text:style-name="P77">Adds the argument of the function to the end of the array</text:p>
          </table:table-cell>
          <table:table-cell table:style-name="Table4.C2" office:value-type="string">
            <text:p text:style-name="P78"><text:s/>arr.length</text:p>
          </table:table-cell>
        </table:table-row>
        <table:table-row>
          <table:table-cell table:style-name="Table4.A2" office:value-type="string">
            <text:p text:style-name="P75"><text:span text:style-name="T30">arr</text:span>.<text:span text:style-name="T29">pop()</text:span></text:p>
          </table:table-cell>
          <table:table-cell table:style-name="Table4.A2" office:value-type="string">
            <text:p text:style-name="P77">Removes the last element from the array that called the function</text:p>
          </table:table-cell>
          <table:table-cell table:style-name="Table4.C2" office:value-type="string">
            <text:p text:style-name="P78"><text:s/>arr[arr.length-1]</text:p>
          </table:table-cell>
        </table:table-row>
        <table:table-row>
          <table:table-cell table:style-name="Table4.A2" office:value-type="string">
            <text:p text:style-name="P70"><text:span text:style-name="T30">arr</text:span>.<text:span text:style-name="T29">unshift(elem)</text:span></text:p>
          </table:table-cell>
          <table:table-cell table:style-name="Table4.A2" office:value-type="string">
            <text:p text:style-name="P77">Adds the argument of the function to the start of the array</text:p>
          </table:table-cell>
          <table:table-cell table:style-name="Table4.C2" office:value-type="string">
            <text:p text:style-name="P78"><text:s/>arr.length</text:p>
          </table:table-cell>
        </table:table-row>
        <table:table-row>
          <table:table-cell table:style-name="Table4.A2" office:value-type="string">
            <text:p text:style-name="P70"><text:span text:style-name="T30">arr</text:span>.<text:span text:style-name="T29">shift()</text:span></text:p>
          </table:table-cell>
          <table:table-cell table:style-name="Table4.A2" office:value-type="string">
            <text:p text:style-name="P77">Removes the first element from the array that called the function</text:p>
          </table:table-cell>
          <table:table-cell table:style-name="Table4.C2" office:value-type="string">
            <text:p text:style-name="P78"><text:s/>arr[0]</text:p>
          </table:table-cell>
        </table:table-row>
      </table:table>
      <text:p text:style-name="P35"/>
      <text:p text:style-name="P50"><text:span text:style-name="T9">Basic Functions:</text:span><text:span text:style-name="T17"> The basic syntax to declare a function in JS goes as follows:</text:span></text:p>
      <text:p text:style-name="P16"/>
      <text:p text:style-name="P16">function functionName(){</text:p>
      <text:p text:style-name="P16"><text:tab/>someCode;</text:p>
      <text:p text:style-name="P16">};</text:p>
      <text:p text:style-name="P16"/>
      <text:p text:style-name="P50"><text:span text:style-name="T17">If </text:span><text:span text:style-name="T9">no return statement</text:span><text:span text:style-name="T17"> is used, the function returns </text:span><text:span text:style-name="T9">undefined.</text:span><text:span text:style-name="T17"> If a return statement is used, the function stops right after executing it and returns whatever was evaluated at the return statement. Arguments may be passed onto the function by including the expected arguments in the function declaration. Ex:</text:span></text:p>
      <text:p text:style-name="P16"/>
      <text:p text:style-name="P16">function functionName(arg1, arg2){</text:p>
      <text:p text:style-name="P16"><text:tab/>return arg1+arg2;</text:p>
      <text:p text:style-name="P16">};</text:p>
      <text:p text:style-name="P16"/>
      <text:p text:style-name="P51"><text:span text:style-name="T9">Booleans: </text:span><text:span text:style-name="T17">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8"/>
      <text:p text:style-name="P51"><text:span text:style-name="T9">Comparison </text:span><text:span text:style-name="T15">O</text:span><text:span text:style-name="T9">perators: </text:span><text:span text:style-name="T17">Comparison operators will return either true or false</text:span></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66">Operator</text:p>
          </table:table-cell>
          <table:table-cell table:style-name="Table3.A1" office:value-type="string">
            <text:p text:style-name="P79">Description</text:p>
          </table:table-cell>
          <table:table-cell table:style-name="Table3.C1" office:value-type="string">
            <text:p text:style-name="P79">Example</text:p>
          </table:table-cell>
        </table:table-row>
        <table:table-row>
          <table:table-cell table:style-name="Table3.A2" office:value-type="string">
            <text:p text:style-name="P76">=<text:span text:style-name="T31">=</text:span></text:p>
          </table:table-cell>
          <table:table-cell table:style-name="Table3.A2" office:value-type="string">
            <text:p text:style-name="P79">Equal to</text:p>
          </table:table-cell>
          <table:table-cell table:style-name="Table3.C2" office:value-type="string">
            <text:p text:style-name="P79">1 == 1 <text:span text:style-name="T36">returns </text:span>true</text:p>
          </table:table-cell>
        </table:table-row>
        <table:table-row>
          <table:table-cell table:style-name="Table3.A2" office:value-type="string">
            <text:p text:style-name="P79">===</text:p>
          </table:table-cell>
          <table:table-cell table:style-name="Table3.A2" office:value-type="string">
            <text:p text:style-name="P79">Equal value and equal type</text:p>
          </table:table-cell>
          <table:table-cell table:style-name="Table3.C2" office:value-type="string">
            <text:p text:style-name="P80">1 === ‘1’ <text:span text:style-name="T36">returns </text:span>false</text:p>
          </table:table-cell>
        </table:table-row>
        <table:table-row>
          <table:table-cell table:style-name="Table3.A2" office:value-type="string">
            <text:p text:style-name="P71">!<text:span text:style-name="T31">=</text:span></text:p>
          </table:table-cell>
          <table:table-cell table:style-name="Table3.A2" office:value-type="string">
            <text:p text:style-name="P79">Not equal value </text:p>
          </table:table-cell>
          <table:table-cell table:style-name="Table3.C2" office:value-type="string">
            <text:p text:style-name="P80">1!= 1 <text:span text:style-name="T36">returns </text:span>false</text:p>
          </table:table-cell>
        </table:table-row>
        <table:table-row>
          <table:table-cell table:style-name="Table3.A2" office:value-type="string">
            <text:p text:style-name="P71">!<text:span text:style-name="T31">==</text:span></text:p>
          </table:table-cell>
          <table:table-cell table:style-name="Table3.A2" office:value-type="string">
            <text:p text:style-name="P79">Not equal value or not equal type</text:p>
          </table:table-cell>
          <table:table-cell table:style-name="Table3.C2" office:value-type="string">
            <text:p text:style-name="P80">1!== ‘1’ <text:span text:style-name="T36">returns </text:span>true</text:p>
          </table:table-cell>
        </table:table-row>
        <table:table-row>
          <table:table-cell table:style-name="Table3.A2" office:value-type="string">
            <text:p text:style-name="P79">&gt;</text:p>
          </table:table-cell>
          <table:table-cell table:style-name="Table3.A2" office:value-type="string">
            <text:p text:style-name="P79">Greater than</text:p>
          </table:table-cell>
          <table:table-cell table:style-name="Table3.C2" office:value-type="string">
            <text:p text:style-name="P80">2 &gt; 1 <text:span text:style-name="T36">returns </text:span>true</text:p>
          </table:table-cell>
        </table:table-row>
        <table:table-row>
          <table:table-cell table:style-name="Table3.A2" office:value-type="string">
            <text:p text:style-name="P79">&lt;</text:p>
          </table:table-cell>
          <table:table-cell table:style-name="Table3.A2" office:value-type="string">
            <text:p text:style-name="P79">Less than</text:p>
          </table:table-cell>
          <table:table-cell table:style-name="Table3.C2" office:value-type="string">
            <text:p text:style-name="P80">1 &lt; 2 <text:span text:style-name="T36">returns </text:span>true</text:p>
          </table:table-cell>
        </table:table-row>
        <table:table-row>
          <table:table-cell table:style-name="Table3.A2" office:value-type="string">
            <text:p text:style-name="P79">&gt;=</text:p>
          </table:table-cell>
          <table:table-cell table:style-name="Table3.A2" office:value-type="string">
            <text:p text:style-name="P79">Greater than or equal to</text:p>
          </table:table-cell>
          <table:table-cell table:style-name="Table3.C2" office:value-type="string">
            <text:p text:style-name="P80">7 &gt;= 7 <text:span text:style-name="T36">returns </text:span>true</text:p>
          </table:table-cell>
        </table:table-row>
        <table:table-row>
          <table:table-cell table:style-name="Table3.A2" office:value-type="string">
            <text:p text:style-name="P79">&lt;=</text:p>
          </table:table-cell>
          <table:table-cell table:style-name="Table3.A2" office:value-type="string">
            <text:p text:style-name="P79">Less than or equal to </text:p>
          </table:table-cell>
          <table:table-cell table:style-name="Table3.C2" office:value-type="string">
            <text:p text:style-name="P80">7 &lt;= 7 <text:span text:style-name="T36">returns </text:span>true</text:p>
          </table:table-cell>
        </table:table-row>
      </table:table>
      <text:p text:style-name="P18"/>
      <text:p text:style-name="P18"/>
      <text:p text:style-name="P52"><text:span text:style-name="T9">Logical Operators:</text:span><text:span text:style-name="T17"> In JavaScript, </text:span><text:span text:style-name="T20">the </text:span><text:span text:style-name="T17">logical operators </text:span><text:span text:style-name="T33">&amp;&amp; </text:span><text:span text:style-name="T34">and ││ </text:span><text:span text:style-name="T17">convert the operands into booleans if they aren’t booleans already, and return the value of one of them. The value itself can be seen as a boolean, following the rules for boolean evaluation of non-boolean values. </text:span><text:span text:style-name="T20">Note that &amp;&amp; will return the first value evaluated as false but if all values are true, it will return the last value evaluated as true. ││ will return the first value evaluated as true. If no values are true, it will return </text:span><text:span text:style-name="T21">the last value evaluated as false</text:span><text:span text:style-name="T20">.</text:span></text:p>
      <text:p text:style-name="P16"/>
      <table:table table:name="Table5" table:style-name="Table5">
        <table:table-column table:style-name="Table5.A" table:number-columns-repeated="2"/>
        <table:table-column table:style-name="Table5.C"/>
        <table:table-row>
          <table:table-cell table:style-name="Table5.A1" office:value-type="string">
            <text:p text:style-name="P67">Operator</text:p>
          </table:table-cell>
          <table:table-cell table:style-name="Table5.A1" office:value-type="string">
            <text:p text:style-name="P81">Description</text:p>
          </table:table-cell>
          <table:table-cell table:style-name="Table5.C1" office:value-type="string">
            <text:p text:style-name="P81">Example<text:span text:style-name="T32">s</text:span></text:p>
          </table:table-cell>
        </table:table-row>
        <table:table-row>
          <table:table-cell table:style-name="Table5.A2" office:value-type="string">
            <text:p text:style-name="P82">&amp;&amp;</text:p>
          </table:table-cell>
          <table:table-cell table:style-name="Table5.A2" office:value-type="string">
            <text:p text:style-name="P82">And</text:p>
          </table:table-cell>
          <table:table-cell table:style-name="Table5.C2" office:value-type="string">
            <text:p text:style-name="P82">True &amp;&amp; false = false, <text:span text:style-name="T35">7</text:span> &amp;&amp; <text:span text:style-name="T35">1</text:span> = 1</text:p>
          </table:table-cell>
        </table:table-row>
        <table:table-row>
          <table:table-cell table:style-name="Table5.A2" office:value-type="string">
            <text:p text:style-name="P81">|| <text:span text:style-name="T32">(alt+5555)</text:span></text:p>
          </table:table-cell>
          <table:table-cell table:style-name="Table5.A2" office:value-type="string">
            <text:p text:style-name="P82">Or</text:p>
          </table:table-cell>
          <table:table-cell table:style-name="Table5.C2" office:value-type="string">
            <text:p text:style-name="P83">True ││ false = true, <text:span text:style-name="T35">0 </text:span>││ <text:span text:style-name="T35">7</text:span> ││ 1 = <text:span text:style-name="T35">7</text:span></text:p>
          </table:table-cell>
        </table:table-row>
        <table:table-row>
          <table:table-cell table:style-name="Table5.A2" office:value-type="string">
            <text:p text:style-name="P72">!</text:p>
          </table:table-cell>
          <table:table-cell table:style-name="Table5.A2" office:value-type="string">
            <text:p text:style-name="P81"><text:span text:style-name="T32">Not</text:span> </text:p>
          </table:table-cell>
          <table:table-cell table:style-name="Table5.C2" office:value-type="string">
            <text:p text:style-name="P81">!<text:span text:style-name="T32">false = true, !!7 = true</text:span></text:p>
          </table:table-cell>
        </table:table-row>
      </table:table>
      <text:p text:style-name="P17"/>
      <text:p text:style-name="P16"/>
      <text:p text:style-name="P53"><text:span text:style-name="T9">If Else Statements:</text:span><text:span text:style-name="T17">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22">If statements can be nested. Example:</text:span></text:p>
      <text:p text:style-name="P19"/>
      <text:p text:style-name="P20">if (a == b){</text:p>
      <text:p text:style-name="P20"><text:tab/>if (a == c){</text:p>
      <text:p text:style-name="P20"><text:tab/><text:tab/>console.log(a);</text:p>
      <text:p text:style-name="P20"><text:tab/>}</text:p>
      <text:p text:style-name="P20">}</text:p>
      <text:p text:style-name="P20">This is equivalent to:</text:p>
      <text:p text:style-name="P20">if (a==b &amp;&amp; a==c){</text:p>
      <text:p text:style-name="P20"><text:tab/>console.log(a);</text:p>
      <text:p text:style-name="P20">}</text:p>
      <text:p text:style-name="P21"/>
      <text:p text:style-name="P54"><text:span text:style-name="T9">Switch Statements: </text:span><text:span text:style-name="T17">Switch checks if the argument matches any of the defined cases. <text:s/>If there’s a default case then the code in it will run if it hasn’t met a break statement up until it. Example:</text:span></text:p>
      <text:p text:style-name="P21"/>
      <text:p text:style-name="P21">switch(arg) {</text:p>
      <text:p text:style-name="P21"><text:tab/>case “a”: </text:p>
      <text:p text:style-name="P21"><text:tab/><text:tab/>console.log(“a matched”);</text:p>
      <text:p text:style-name="P21"><text:tab/><text:tab/>break;</text:p>
      <text:p text:style-name="P21"><text:tab/>case “b”:</text:p>
      <text:p text:style-name="P21"><text:tab/><text:tab/>console.log(“b matched”);</text:p>
      <text:p text:style-name="P21"><text:tab/><text:tab/>break;</text:p>
      <text:p text:style-name="P21"><text:tab/>default:</text:p>
      <text:p text:style-name="P21"><text:tab/><text:tab/>console.log(“default”);</text:p>
      <text:p text:style-name="P21"><text:tab/><text:tab/>break;</text:p>
      <text:p text:style-name="P21">}</text:p>
      <text:p text:style-name="P21"/>
      <text:p text:style-name="P54"><text:span text:style-name="T23">Note that you must use the keyword </text:span><text:span text:style-name="T16">break</text:span><text:span text:style-name="T23"> if you wish to stop the comparison chain and jump to the end of the switch block. </text:span><text:span text:style-name="T24">If you don’t break, the comparisons will continue.</text:span></text:p>
      <text:p text:style-name="P22"/>
      <text:p text:style-name="P22"/>
      <text:p text:style-name="P55"><text:span text:style-name="T9">Basic of Objects:</text:span><text:span text:style-name="T17"> An object is a data structure similar to an array but with properties instead of indexes. Objects are declared using curly braces and their properties can be accessed using bracket or dot notation. Example.</text:span></text:p>
      <text:p text:style-name="P23"/>
      <text:p text:style-name="P23">let cat = {</text:p>
      <text:p text:style-name="P23"><text:tab/>“name”: “Whiskers”,</text:p>
      <text:p text:style-name="P23"><text:tab/>“legs”: 4,</text:p>
      <text:p text:style-name="P23"><text:tab/>“tails”: 1,</text:p>
      <text:p text:style-name="P55"><text:span text:style-name="T17"><text:tab/>“enemi</text:span><text:span text:style-name="T25">e</text:span><text:span text:style-name="T17">s”: [“water”, “dogs”],</text:span></text:p>
      <text:p text:style-name="P55"><text:span text:style-name="T17"><text:tab/></text:span><text:span text:style-name="T25">9: “lives”</text:span></text:p>
      <text:p text:style-name="P23">};</text:p>
      <text:p text:style-name="P23"/>
      <text:p text:style-name="P24">console.log(cat.name); //logs Whiskers</text:p>
      <text:p text:style-name="P24">console.log(cat[“enemies”][0]); //logs water</text:p>
      <text:p text:style-name="P24"/>
      <text:p text:style-name="P24">let prop = “legs”;</text:p>
      <text:p text:style-name="P24">console.log(cat[prop]); //logs 4</text:p>
      <text:p text:style-name="P24">console.log(cat[9]); //logs lives</text:p>
      <text:p text:style-name="P20"/>
      <text:p text:style-name="P63"><text:span text:style-name="T9">You can use the method </text:span><text:span text:style-name="T27">hasOwnProperty(arg)</text:span><text:span text:style-name="T9"> to check if an object has the property passed as argument. The method will return true or false. Example:</text:span></text:p>
      <text:p text:style-name="P24"/>
      <text:p text:style-name="P24">console.log(cat.hasOwnProperty(“horn”)); // logs false</text:p>
      <text:p text:style-name="P24"/>
      <text:p text:style-name="P63"><text:span text:style-name="T9">You can </text:span><text:span text:style-name="T27">add a new property</text:span><text:span text:style-name="T9"> or set an existing property the same way. Example:</text:span></text:p>
      <text:p text:style-name="P24"/>
      <text:p text:style-name="P24">cat[“Horns”] = 0;</text:p>
      <text:p text:style-name="P24">console.log(cat[“Horns”]); // logs 0</text:p>
      <text:p text:style-name="P24"/>
      <text:p text:style-name="P119">Object Literal Declaration: <text:span text:style-name="T2">With ES6 you can use object property shorthand to make declarations smaller and more concise. All the examples bellow are valid:</text:span></text:p>
      <text:p text:style-name="P106"/>
      <text:p text:style-name="P106">Example 1 (too much):</text:p>
      <text:p text:style-name="P106">const getMousePosition = (x, y) =&gt; {</text:p>
      <text:p text:style-name="P106"><text:tab/>return {</text:p>
      <text:p text:style-name="P106"><text:s text:c="2"/><text:tab/><text:tab/>x: x,</text:p>
      <text:p text:style-name="P106"><text:s text:c="2"/><text:tab/><text:tab/>y: y</text:p>
      <text:p text:style-name="P106"><text:tab/>}</text:p>
      <text:p text:style-name="P106">};</text:p>
      <text:p text:style-name="P106"/>
      <text:p text:style-name="P106">Example 2 (ok):</text:p>
      <text:p text:style-name="P106">const getMousePosition = (x, y) =&gt; ({</text:p>
      <text:p text:style-name="P106"><text:s text:c="2"/>x: x,</text:p>
      <text:p text:style-name="P106"><text:s text:c="2"/>y: y</text:p>
      <text:p text:style-name="P106">});</text:p>
      <text:p text:style-name="P106"/>
      <text:p text:style-name="P106">Example 3 (concise):</text:p>
      <text:p text:style-name="P106">const getMousePosition = (x, y) =&gt; ({x,y});</text:p>
      <text:p text:style-name="P106"/>
      <text:p text:style-name="P107">To make things more clear. In example 3, the arrow function returns an object with properties x and y and assigns values x and y to it. Note that those are different xs and different ys. One is a property called x, the other is the value passed as argument to x.</text:p>
      <text:p text:style-name="P106"/>
      <text:p text:style-name="P106"/>
      <text:p text:style-name="P120">Functions within objects:<text:span text:style-name="T2"> With ES6, an object method does not need the keyword function, you can simply write the name of the method in the object properties. Example:</text:span></text:p>
      <text:p text:style-name="P108"/>
      <text:p text:style-name="P108">const person = {</text:p>
      <text:p text:style-name="P108"><text:tab/>name: “Taylor”,</text:p>
      <text:p text:style-name="P108"><text:tab/>sayHello() {</text:p>
      <text:p text:style-name="P108"><text:tab/><text:tab/>return “Hello”;<text:tab/></text:p>
      <text:p text:style-name="P108"><text:tab/>}</text:p>
      <text:p text:style-name="P108">}</text:p>
      <text:p text:style-name="P105"/>
      <text:p text:style-name="P120">Constructor Functions: <text:span text:style-name="T2">In ES5 you can declare a constructor function and instantiate it with the keyword new. Example:</text:span></text:p>
      <text:p text:style-name="P108"/>
      <text:p text:style-name="P108">var SpaceShuttle = function(targetPlanet){</text:p>
      <text:p text:style-name="P108"><text:tab/>this.targetPlanet = targetPlanet;</text:p>
      <text:p text:style-name="P108">}</text:p>
      <text:p text:style-name="P87"/>
      <text:p text:style-name="P108">var zeus = new SpaceShuttle(‘Jupiter’);</text:p>
      <text:p text:style-name="P108"/>
      <text:p text:style-name="P115">The code above creates an object called zeus that is an instance of SpaceShuttle and has a property targetPlanet to which ‘Jupiter’ is assigned. The same can be accomplished in ES6 by making use of the class syntax. </text:p>
      <text:p text:style-name="P115"/>
      <text:p text:style-name="P115">class SpaceShuttle {</text:p>
      <text:p text:style-name="P115"><text:tab/>constructor(targetPlanet){</text:p>
      <text:p text:style-name="P115"><text:tab/><text:tab/>this.targetPlanet = targetPlanet;<text:tab/></text:p>
      <text:p text:style-name="P115"><text:tab/>}</text:p>
      <text:p text:style-name="P115">}</text:p>
      <text:p text:style-name="P108"/>
      <text:p text:style-name="P115">const zeus = new SpaceShuttle(‘Jupiter’);</text:p>
      <text:p text:style-name="P115"/>
      <text:p text:style-name="P115">Here we are saying that instances of SpaceShuttle have a constructor method that give them a property called targetPlanet and assign something to it. <text:span text:style-name="T39">A constructor function can be called without parenthesis. </text:span></text:p>
      <text:p text:style-name="P115"/>
      <text:p text:style-name="P116">Remember that a constructor function is also a property (.constructor) of every instance.</text:p>
      <text:p text:style-name="P86"/>
      <text:p text:style-name="P88">Instanceof: <text:span text:style-name="T2">the instanceof operator will verify if an instance of an object was created using the specified constructor function Example:</text:span></text:p>
      <text:p text:style-name="P88"><text:span text:style-name="T2"/></text:p>
      <text:p text:style-name="P88"><text:span text:style-name="T2">let Bird = function(name, color) {</text:span></text:p>
      <text:p text:style-name="P88"><text:span text:style-name="T2"><text:s text:c="2"/>this.name = name;</text:span></text:p>
      <text:p text:style-name="P88"><text:span text:style-name="T2"><text:s text:c="2"/>this.color = color;</text:span></text:p>
      <text:p text:style-name="P88"><text:span text:style-name="T2"><text:s text:c="2"/>this.numLegs = 2;</text:span></text:p>
      <text:p text:style-name="P88"><text:span text:style-name="T2">}</text:span></text:p>
      <text:p text:style-name="P88"><text:span text:style-name="T2"/></text:p>
      <text:p text:style-name="P88"><text:span text:style-name="T2">let canary = {</text:span></text:p>
      <text:p text:style-name="P88"><text:span text:style-name="T2"><text:s text:c="2"/>name: "Mildred",</text:span></text:p>
      <text:p text:style-name="P88"><text:span text:style-name="T2"><text:s text:c="2"/>color: "Yellow",</text:span></text:p>
      <text:p text:style-name="P88"><text:span text:style-name="T2"><text:s text:c="2"/>numLegs: 2</text:span></text:p>
      <text:p text:style-name="P88"><text:span text:style-name="T2">};</text:span></text:p>
      <text:p text:style-name="P88"><text:span text:style-name="T2"/></text:p>
      <text:p text:style-name="P88"><text:span text:style-name="T2">canary instance Bird;//returns false</text:span></text:p>
      <text:p text:style-name="P88"><text:span text:style-name="T2"/></text:p>
      <text:p text:style-name="P88"><text:span text:style-name="T2">Canary is a bird but it was not created using the constructor function Bird.</text:span></text:p>
      <text:p text:style-name="P86"/>
      <text:p text:style-name="P88">Prototype: <text:span text:style-name="T2">The prototype of a constructor function is like a recipe for creating objects. The </text:span><text:span text:style-name="T7">prototype itself is an object and the</text:span><text:span text:style-name="T2"> properties in the prototype will be baked into the new instance is created. Example:</text:span></text:p>
      <text:p text:style-name="P88"><text:span text:style-name="T2"/></text:p>
      <text:p text:style-name="P88"><text:span text:style-name="T2">let Bird = function(name, color) {</text:span></text:p>
      <text:p text:style-name="P88"><text:span text:style-name="T2"><text:s text:c="2"/>Bird.protype.numLegs = 2;</text:span></text:p>
      <text:p text:style-name="P88"><text:span text:style-name="T2"><text:s text:c="2"/>this.name = name;</text:span></text:p>
      <text:p text:style-name="P88"><text:span text:style-name="T2"><text:s text:c="2"/>this.color = color;</text:span></text:p>
      <text:p text:style-name="P88"><text:span text:style-name="T2">}</text:span></text:p>
      <text:p text:style-name="P88"><text:span text:style-name="T2"/></text:p>
      <text:p text:style-name="P88"><text:span text:style-name="T2">Now every instance of bird will have the property numLegs = 2.</text:span></text:p>
      <text:p text:style-name="P88"><text:span text:style-name="T2"/></text:p>
      <text:p text:style-name="P89"><text:span text:style-name="T2">It is also possible to add several properties at once by wrapping them as an object.</text:span></text:p>
      <text:p text:style-name="P89"><text:span text:style-name="T2"/></text:p>
      <text:p text:style-name="P89"><text:span text:style-name="T2">Bird.prototype = {</text:span></text:p>
      <text:p text:style-name="P89"><text:span text:style-name="T2"><text:s text:c="2"/>numLegs: 2, </text:span></text:p>
      <text:p text:style-name="P89"><text:span text:style-name="T2"><text:s text:c="2"/>eat: function() {</text:span></text:p>
      <text:p text:style-name="P89"><text:span text:style-name="T2"><text:s text:c="4"/>console.log("nom nom nom");</text:span></text:p>
      <text:p text:style-name="P89"><text:span text:style-name="T2"><text:s text:c="2"/>},</text:span></text:p>
      <text:p text:style-name="P89"><text:span text:style-name="T2"><text:s text:c="2"/>describe: function() {</text:span></text:p>
      <text:p text:style-name="P89"><text:span text:style-name="T2"><text:s text:c="4"/>console.log("My name is " + this.name);</text:span></text:p>
      <text:p text:style-name="P89"><text:span text:style-name="T2"><text:s text:c="2"/>}</text:span></text:p>
      <text:p text:style-name="P89"><text:span text:style-name="T2">};</text:span></text:p>
      <text:p text:style-name="P89"><text:span text:style-name="T2"/></text:p>
      <text:p text:style-name="P89"><text:span text:style-name="T2"/></text:p>
      <text:p text:style-name="P90"><text:span text:style-name="T2">Remember that</text:span> when prototype is manually set to a new object, the constructor property which is a part of the prototype gets erased<text:span text:style-name="T2">. </text:span><text:span text:style-name="T6">To get around this, simply declare the constructor in the prototype. Example: </text:span></text:p>
      <text:p text:style-name="P90"><text:span text:style-name="T6"/></text:p>
      <text:p text:style-name="P90"><text:span text:style-name="T6">Bird.prototype = {</text:span></text:p>
      <text:p text:style-name="P90"><text:span text:style-name="T6"><text:s text:c="2"/>constructor: Bird, // define the constructor property</text:span></text:p>
      <text:p text:style-name="P90"><text:span text:style-name="T6"><text:s text:c="2"/>numLegs: 2,</text:span></text:p>
      <text:p text:style-name="P90"><text:span text:style-name="T6"><text:s text:c="2"/>eat: function() {</text:span></text:p>
      <text:p text:style-name="P90"><text:span text:style-name="T6"><text:s text:c="4"/>console.log("nom nom nom");</text:span></text:p>
      <text:p text:style-name="P90"><text:span text:style-name="T6"><text:s text:c="2"/>},</text:span></text:p>
      <text:p text:style-name="P90"><text:span text:style-name="T6"><text:s text:c="2"/>describe: function() {</text:span></text:p>
      <text:p text:style-name="P90"><text:span text:style-name="T6"><text:s text:c="4"/>console.log("My name is " + this.name); </text:span></text:p>
      <text:p text:style-name="P90"><text:span text:style-name="T6"><text:s text:c="2"/>}</text:span></text:p>
      <text:p text:style-name="P90"><text:span text:style-name="T6">};</text:span></text:p>
      <text:p text:style-name="P90"><text:span text:style-name="T6"/></text:p>
      <text:p text:style-name="P91"><text:span text:style-name="T6">A</text:span><text:span text:style-name="T2">lso, </text:span>any object inherits its prototype from the constructor function that created it<text:span text:style-name="T2">. Example:</text:span></text:p>
      <text:p text:style-name="P91"><text:span text:style-name="T2"/></text:p>
      <text:p text:style-name="P91"><text:span text:style-name="T2">function Bird(name) {</text:span></text:p>
      <text:p text:style-name="P91"><text:span text:style-name="T2"><text:s text:c="2"/>this.name = name;</text:span></text:p>
      <text:p text:style-name="P91"><text:span text:style-name="T2">}</text:span></text:p>
      <text:p text:style-name="P91"><text:span text:style-name="T2"/></text:p>
      <text:p text:style-name="P91"><text:span text:style-name="T2">let duck = new Bird("Donald");</text:span></text:p>
      <text:p text:style-name="P91"><text:span text:style-name="T2"/></text:p>
      <text:p text:style-name="P91"><text:span text:style-name="T2">Bird.prototype.isPrototypeOf(duck);</text:span></text:p>
      <text:p text:style-name="P91"><text:span text:style-name="T2">// returns true</text:span></text:p>
      <text:p text:style-name="P91"><text:span text:style-name="T2"/></text:p>
      <text:p text:style-name="P92"><text:span text:style-name="T2">You can use </text:span>isPrototypeOf()<text:span text:style-name="T2"> to evaluate if the argument is a prototype of the prototype that called the function. Example:</text:span></text:p>
      <text:p text:style-name="P92"><text:span text:style-name="T2"/></text:p>
      <text:p text:style-name="P92"><text:span text:style-name="T2">Object.prototype.isPrototypeOf(Bird.prototype);</text:span></text:p>
      <text:p text:style-name="P92"><text:span text:style-name="T2"/></text:p>
      <text:p text:style-name="P92"><text:span text:style-name="T2">This checks if the prototype of bird.prototype is Object.prototype </text:span></text:p>
      <text:p text:style-name="P91"><text:span text:style-name="T2"/></text:p>
      <text:p text:style-name="P91"><text:span text:style-name="T2"/></text:p>
      <text:p text:style-name="P93">Inheritance: <text:span text:style-name="T2">You can use Object.create(Supertype.prototype) to create a new prototype object instead of using the keyword new. </text:span><text:span text:style-name="T8">Example:</text:span></text:p>
      <text:p text:style-name="P93"><text:span text:style-name="T8"/></text:p>
      <text:p text:style-name="P94"><text:span text:style-name="T2">Dog.prototype = Object.create(Animal.prototype);</text:span></text:p>
      <text:p text:style-name="P94"><text:span text:style-name="T2"/></text:p>
      <text:p text:style-name="P94"><text:span text:style-name="T2">Note that doing this will cause Dog to also inherit the constructor of Animal.prototype</text:span></text:p>
      <text:p text:style-name="P94"><text:span text:style-name="T2"/></text:p>
      <text:p text:style-name="P94"><text:span text:style-name="T2">Dog.prototype.constructor; // function Animal(){…}</text:span></text:p>
      <text:p text:style-name="P94"><text:span text:style-name="T2"/></text:p>
      <text:p text:style-name="P94"><text:span text:style-name="T2">You can manually set the constructor to something else doing</text:span></text:p>
      <text:p text:style-name="P94"><text:span text:style-name="T2"/></text:p>
      <text:p text:style-name="P94"><text:span text:style-name="T2">Dog.prototype.constructor = Dog; </text:span></text:p>
      <text:p text:style-name="P94"><text:span text:style-name="T2"/></text:p>
      <text:p text:style-name="P95">Overwritting: <text:span text:style-name="T2">You can overwrite methods inherited by adding them in again </text:span></text:p>
      <text:p text:style-name="P95"><text:span text:style-name="T2"/></text:p>
      <text:p text:style-name="P95">Mixin: <text:span text:style-name="T2">A mixin allows other objects to use a collection of functions. Say:</text:span></text:p>
      <text:p text:style-name="P95"><text:span text:style-name="T2"/></text:p>
      <text:p text:style-name="P95"><text:span text:style-name="T2">let flyMixin = function(obj){</text:span></text:p>
      <text:p text:style-name="P95"><text:span text:style-name="T2"><text:tab/>obj.fly = function() {</text:span></text:p>
      <text:p text:style-name="P95"><text:span text:style-name="T2"><text:tab/><text:tab/>console.log(“flying woosh”);</text:span></text:p>
      <text:p text:style-name="P95"><text:span text:style-name="T2"><text:tab/>}</text:span></text:p>
      <text:p text:style-name="P95"><text:span text:style-name="T2">};</text:span></text:p>
      <text:p text:style-name="P95"><text:span text:style-name="T2"/></text:p>
      <text:p text:style-name="P95"><text:span text:style-name="T2">flyMixin(bird);</text:span></text:p>
      <text:p text:style-name="P95"><text:span text:style-name="T2">flyMixin(plane);<text:line-break/></text:span></text:p>
      <text:p text:style-name="P95"><text:span text:style-name="T2">bird.fly(); //logs “flying woosh”</text:span></text:p>
      <text:p text:style-name="P95"><text:span text:style-name="T2">plane.fly(); //logs “flying woosh”</text:span></text:p>
      <text:p text:style-name="P95"><text:span text:style-name="T2"/></text:p>
      <text:p text:style-name="P96">Closure: <text:span text:style-name="T2">You can protect properties by declaring them as variables inside the constructor function. This way, they only exist within the scope of the constructor and cant be accessed by something outside the constructor function. </text:span></text:p>
      <text:p text:style-name="P96"><text:span text:style-name="T2">In JavaScript, a function always has access to the context in which it was created. This is called closure. </text:span></text:p>
      <text:p text:style-name="P96"><text:span text:style-name="T2"/></text:p>
      <text:p text:style-name="P97">Modules: <text:span text:style-name="T2">You can group functions together within an object like so: </text:span></text:p>
      <text:p text:style-name="P90"/>
      <text:p text:style-name="P86">let motionModule = (function () {</text:p>
      <text:p text:style-name="P86"><text:s text:c="2"/>return {</text:p>
      <text:p text:style-name="P86"><text:s text:c="4"/>glideMixin: function(obj) {</text:p>
      <text:p text:style-name="P86"><text:s text:c="6"/>obj.glide = function() {</text:p>
      <text:p text:style-name="P86"><text:s text:c="8"/>console.log("Gliding on the water");</text:p>
      <text:p text:style-name="P86"><text:s text:c="6"/>};</text:p>
      <text:p text:style-name="P86"><text:s text:c="4"/>},</text:p>
      <text:p text:style-name="P86"><text:s text:c="4"/>flyMixin: function(obj) {</text:p>
      <text:p text:style-name="P86"><text:s text:c="6"/>obj.fly = function() {</text:p>
      <text:p text:style-name="P86"><text:s text:c="8"/>console.log("Flying, wooosh!");</text:p>
      <text:p text:style-name="P86"><text:s text:c="6"/>};</text:p>
      <text:p text:style-name="P86"><text:s text:c="4"/>}</text:p>
      <text:p text:style-name="P86"><text:s text:c="2"/>}</text:p>
      <text:p text:style-name="P86">})();</text:p>
      <text:p text:style-name="P86"/>
      <text:p text:style-name="P86">motionModule.glideMixin(duck);</text:p>
      <text:p text:style-name="P86">duck.glide();</text:p>
      <text:p text:style-name="P86"/>
      <text:p text:style-name="P86"/>
      <text:p text:style-name="P36">Loops: </text:p>
      <text:p text:style-name="P25"/>
      <text:p text:style-name="P25">for (let i==0; i&lt;num; i++){</text:p>
      <text:p text:style-name="P56"><text:span text:style-name="T17">} //</text:span><text:span text:style-name="T26">runs the code inside the curly braces (num-0) times</text:span></text:p>
      <text:p text:style-name="P56"><text:span text:style-name="T26"/></text:p>
      <text:p text:style-name="P99"><text:span text:style-name="T26">f</text:span><text:span text:style-name="T17">or (let elem in array){</text:span></text:p>
      <text:p text:style-name="P99"><text:span text:style-name="T17"><text:tab/>console.log(array[elem]); </text:span></text:p>
      <text:p text:style-name="P99"><text:span text:style-name="T17">}</text:span></text:p>
      <text:p text:style-name="P25"/>
      <text:p text:style-name="P26">let i=0;</text:p>
      <text:p text:style-name="P25">while (i&lt;num){</text:p>
      <text:p text:style-name="P25"><text:tab/>i++;</text:p>
      <text:p text:style-name="P56"><text:span text:style-name="T17">} //</text:span><text:span text:style-name="T26">runs the code inside the curly braces (num-0) times</text:span></text:p>
      <text:p text:style-name="P25"/>
      <text:p text:style-name="P26">let i=0;</text:p>
      <text:p text:style-name="P25">do {</text:p>
      <text:p text:style-name="P25"><text:tab/>i++;</text:p>
      <text:p text:style-name="P56"><text:span text:style-name="T17">} while (i&lt;num); //</text:span><text:span text:style-name="T26">runs at least once and upto (num-0) times</text:span></text:p>
      <text:p text:style-name="P25"/>
      <text:p text:style-name="P57"><text:span text:style-name="T9">Math.random(), Math.floor()</text:span><text:span text:style-name="T17"> and </text:span><text:span text:style-name="T9">parseInt() Functions:</text:span></text:p>
      <text:p text:style-name="P37"/>
      <text:p text:style-name="P27">Math.random() returns a number in the range [0,1[</text:p>
      <text:p text:style-name="P27">Math.floor(arg) returns the largest whole number smaller than the arguments</text:p>
      <text:p text:style-name="P27">paraseInt(str, radix) returns the Integer represented by the string argument in the base equal to radix.</text:p>
      <text:p text:style-name="P27"/>
      <text:p text:style-name="P58"><text:span text:style-name="T9">Ternary Operator:</text:span><text:span text:style-name="T17"> The ternary operator </text:span><text:span text:style-name="T9">?</text:span><text:span text:style-name="T17"> Works as a one line if-else statement. The syntax goes as follows: (statement) ? Run if true : run if false . Example:</text:span></text:p>
      <text:p text:style-name="P28"/>
      <text:p text:style-name="P28">console.log((a==b) ? ”a and b are equal”</text:p>
      <text:p text:style-name="P28"><text:tab/>: (a &gt; b) ? “a is greater”</text:p>
      <text:p text:style-name="P28"><text:tab/>: “b is greater”</text:p>
      <text:p text:style-name="P28">); //logs the greater number between a and b</text:p>
      <text:p text:style-name="P25"/>
      <text:p text:style-name="P38"/>
      <text:p text:style-name="P59"><text:span text:style-name="T9">Arrow Functions:</text:span><text:span text:style-name="T17">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29"/>
      <text:p text:style-name="P29">const doubler = item =&gt; item*2;</text:p>
      <text:p text:style-name="P30">const multiplier = (item, multi) =&gt; item*multi;</text:p>
      <text:p text:style-name="P30">const helloWorld = () =&gt; console.log(“Hello World”);</text:p>
      <text:p text:style-name="P30">const helloWorld = () =&gt; {</text:p>
      <text:p text:style-name="P30"><text:tab/>myStr = “hello world”;</text:p>
      <text:p text:style-name="P30"><text:tab/>return(str);<text:tab/></text:p>
      <text:p text:style-name="P30">}</text:p>
      <text:p text:style-name="P30"/>
      <text:p text:style-name="P60"><text:span text:style-name="T9">Prevent Mutations: </text:span><text:span text:style-name="T17">You can prevent data mutations by using the freeze method of the Object supertype. Example:</text:span></text:p>
      <text:p text:style-name="P31"/>
      <text:p text:style-name="P31">Object.freeze(obj);</text:p>
      <text:p text:style-name="P31">obj.prop = “example”; //this line will be ignored because obj has been frozen</text:p>
      <text:p text:style-name="P31"/>
      <text:p text:style-name="P61"><text:span text:style-name="T9">Function Default Parameters:</text:span><text:span text:style-name="T17"> A function that takes parameters may be written with default parameters. This way, if a parameter is not specified, the function will use it’s default. Example:</text:span></text:p>
      <text:p text:style-name="P32"/>
      <text:p text:style-name="P32">const greeting = (name = “Anon”) =&gt; “Hello “+name;</text:p>
      <text:p text:style-name="P32">console.log(greeting()); // logs Hello Anon</text:p>
      <text:p text:style-name="P32"/>
      <text:p text:style-name="P62"><text:span text:style-name="T9">Rest Parameter:</text:span><text:span text:style-name="T17">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33"/>
      <text:p text:style-name="P33">function howMany(...args) {</text:p>
      <text:p text:style-name="P33"><text:tab/>return args.length;</text:p>
      <text:p text:style-name="P33">}</text:p>
      <text:p text:style-name="P33">console.log(howMany(0,1,2));//logs 3</text:p>
      <text:p text:style-name="P33"/>
      <text:p text:style-name="P62"><text:span text:style-name="T9">Spread Operator:</text:span><text:span text:style-name="T17"> The spread operator </text:span><text:span text:style-name="T9">…</text:span><text:span text:style-name="T17"> can be used to spread an array into it’s values separated by a comma. This is equivalent to writing down the array without the brackets. Example:</text:span></text:p>
      <text:p text:style-name="P33"/>
      <text:p text:style-name="P33">const arr = [1,2,3,4];</text:p>
      <text:p text:style-name="P33">const maxValue = Math.max(...arr); //returns 4</text:p>
      <text:p text:style-name="P33"/>
      <text:p text:style-name="P62"><text:span text:style-name="T17">In the example above, the arr array was spread out into several different arguments for the Math.max function. This is called an unpacked array. It should be noted that this only works in-place. The </text:span><text:span text:style-name="T9">following will throw an error</text:span><text:span text:style-name="T17">:</text:span></text:p>
      <text:p text:style-name="P33"/>
      <text:p text:style-name="P33">const spreaded = ...arr;</text:p>
      <text:p text:style-name="P33"/>
      <text:p text:style-name="P39">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34"/>
      <text:p text:style-name="P34">const myObj = {</text:p>
      <text:p text:style-name="P34"><text:tab/>myProp1: “1”;</text:p>
      <text:p text:style-name="P34"><text:tab/>myProp2: “2”</text:p>
      <text:p text:style-name="P34">};</text:p>
      <text:p text:style-name="P34"/>
      <text:p text:style-name="P34">const {myProp1: var1, myProp2: var2} = myObj;</text:p>
      <text:p text:style-name="P34"/>
      <text:p text:style-name="P34">In the example above, var1 takes the value of myObj.myProp1 and var2 takes the value of myObj.myProp2</text:p>
      <text:p text:style-name="P33"/>
      <text:p text:style-name="P34">You can also access nested properties by <text:span text:style-name="T37">writing</text:span> the name of the property followed by :{} . Example:</text:p>
      <text:p text:style-name="P34"/>
      <text:p text:style-name="P34">const myObj = {</text:p>
      <text:p text:style-name="P34"><text:tab/>myProp1: {</text:p>
      <text:p text:style-name="P34"><text:tab/><text:tab/>myProp11: “1”,</text:p>
      <text:p text:style-name="P34"><text:tab/><text:tab/>myProp12: “2”</text:p>
      <text:p text:style-name="P34"><text:tab/>}</text:p>
      <text:p text:style-name="P34">};</text:p>
      <text:p text:style-name="P34"/>
      <text:p text:style-name="P34">const {myProp1:{myProp11: var1, myProp12: var2}} = myObj;</text:p>
      <text:p text:style-name="P34"/>
      <text:p text:style-name="P9">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9"/>
      <text:p text:style-name="P9">Example:</text:p>
      <text:p text:style-name="P9"/>
      <text:p text:style-name="P9">const [a,b,,,c] = [1,4,6,8,10,12];</text:p>
      <text:p text:style-name="P9"/>
      <text:p text:style-name="P9">In the example above, a is in position 0 só it takes the value of 1. b is in position 1 só it takes the value of 4 and c is in position 5 só it takes the value of 10. <text:span text:style-name="T38">Remember that you don’t need to declare a variable and use destructuring assignment in the same line. The following code would work just fine.</text:span></text:p>
      <text:p text:style-name="P100"/>
      <text:p text:style-name="P101">Let a=8, b=6;</text:p>
      <text:p text:style-name="P101"/>
      <text:p text:style-name="P101">[a,b] = [b,a];</text:p>
      <text:p text:style-name="P101"/>
      <text:p text:style-name="P101">console.log(a) // logs 6</text:p>
      <text:p text:style-name="P101">console.log(b) // logs 8</text:p>
      <text:p text:style-name="P101"/>
      <text:p text:style-name="P102">You can combine the rest paramenter with destructuring assignment aswell. Example:</text:p>
      <text:p text:style-name="P102"/>
      <text:p text:style-name="P102">const [a,,b, ...arr] = [1,2,3,4,5,6];</text:p>
      <text:p text:style-name="P102">console.log(a); //logs 1</text:p>
      <text:p text:style-name="P102">console.log(b); //logs 3</text:p>
      <text:p text:style-name="P102">console.log(arr); //logs [4,5,6]</text:p>
      <text:p text:style-name="P102"/>
      <text:p text:style-name="P102">Another possibility is destructuring an object to pass is as an argument to a function. Example:</text:p>
      <text:p text:style-name="P102"/>
      <text:p text:style-name="P102">const profileUpdate = ({name, age, nationality, location}) =&gt; {</text:p>
      <text:p text:style-name="P102">}</text:p>
      <text:p text:style-name="P102"/>
      <text:p text:style-name="P102">In the example above, the function takes an object with properties name,age,nationality and location and destructures it into parameters of the same name. The object may have more properties and those won’t be available to the function.</text:p>
      <text:p text:style-name="P9"/>
      <text:p text:style-name="P9"/>
      <text:p text:style-name="P5">Template Literals: <text:span text:style-name="T2">Template literals allow you to create multi-line strings </text:span><text:span text:style-name="T3">without having to use \n </text:span><text:span text:style-name="T2">and to use string interpolation features to create strings. </text:span><text:span text:style-name="T3">Instead of wrapping the string with “” or ‘’ , you wrap the string with ` to indicate that you are using template literals. Example:</text:span></text:p>
      <text:p text:style-name="P103"/>
      <text:p text:style-name="P104">let a = 2000;</text:p>
      <text:p text:style-name="P104">let b = 21;</text:p>
      <text:p text:style-name="P104">const greeting = `This is a multiline string </text:p>
      <text:p text:style-name="P104">from the year ${a+b}.`;</text:p>
      <text:p text:style-name="P104"/>
      <text:p text:style-name="P104">You can use ${} as a placeholder to include variables in your string.</text:p>
      <text:p text:style-name="P104"/>
      <text:p text:style-name="P114"><text:span text:style-name="T2"/></text:p>
      <text:p text:style-name="P6">Get and Set:<text:span text:style-name="T2"> <text:s/></text:span><text:span text:style-name="T4">Get and Set methods are used to get and set private values of an instance of a class. Private values are by convention declared with an underscore as first character. Example:</text:span></text:p>
      <text:p text:style-name="P109"/>
      <text:p text:style-name="P109">class Book {</text:p>
      <text:p text:style-name="P109"><text:s text:c="2"/>constructor(author) {</text:p>
      <text:p text:style-name="P109"><text:s text:c="4"/>this._author = author;</text:p>
      <text:p text:style-name="P109"><text:s text:c="2"/>}</text:p>
      <text:p text:style-name="P109"><text:s text:c="2"/>// getter</text:p>
      <text:p text:style-name="P109"><text:s text:c="2"/>get writer() {</text:p>
      <text:p text:style-name="P109"><text:s text:c="4"/>return this._author;</text:p>
      <text:p text:style-name="P109"><text:s text:c="2"/>}</text:p>
      <text:p text:style-name="P109"><text:s text:c="2"/>// setter</text:p>
      <text:p text:style-name="P109"><text:s text:c="2"/>set writer(updatedAuthor) {</text:p>
      <text:p text:style-name="P109"><text:s text:c="4"/>this._author = updatedAuthor;</text:p>
      <text:p text:style-name="P109"><text:s text:c="2"/>}</text:p>
      <text:p text:style-name="P109">}</text:p>
      <text:p text:style-name="P109"/>
      <text:p text:style-name="P110"/>
      <text:p text:style-name="P1">const novel = new Book('anonymous');</text:p>
      <text:p text:style-name="P1">console.log(novel.writer); <text:s/>// anonymous</text:p>
      <text:p text:style-name="P1">novel.writer = 'newAuthor';</text:p>
      <text:p text:style-name="P1">console.log(novel.writer); <text:s/>// newAuthor</text:p>
      <text:p text:style-name="P2"/>
      <text:p text:style-name="P7">Export and Import: <text:span text:style-name="T2">The keywords export and import allow for code to be shared between files. Example:</text:span></text:p>
      <text:p text:style-name="P3"/>
      <text:p text:style-name="P3">file: mymatha.js</text:p>
      <text:p text:style-name="P3">export const add = (x, y) =&gt; {</text:p>
      <text:p text:style-name="P3"><text:tab/>return a+b;</text:p>
      <text:p text:style-name="P3">}</text:p>
      <text:p text:style-name="P3"/>
      <text:p text:style-name="P3">export const subtract = (x, y) =&gt; {</text:p>
      <text:p text:style-name="P3"><text:tab/>return a-b;</text:p>
      <text:p text:style-name="P3">}</text:p>
      <text:p text:style-name="P3"/>
      <text:p text:style-name="P3">file: mymathb.js</text:p>
      <text:p text:style-name="P3">const add = (x, y) =&gt; {</text:p>
      <text:p text:style-name="P3"><text:tab/>return a+b;</text:p>
      <text:p text:style-name="P3">}</text:p>
      <text:p text:style-name="P3"/>
      <text:p text:style-name="P3">const subtract = (x, y) =&gt; {</text:p>
      <text:p text:style-name="P3"><text:tab/>return a-b;</text:p>
      <text:p text:style-name="P3">}</text:p>
      <text:p text:style-name="P3"/>
      <text:p text:style-name="P3">export {add, subtract};</text:p>
      <text:p text:style-name="P3"/>
      <text:p text:style-name="P3">files mymatha and mymathb are equivalent.</text:p>
      <text:p text:style-name="P7"/>
      <text:p text:style-name="P4">You can also use export default to set one value as a fallback. Example:</text:p>
      <text:p text:style-name="P4"/>
      <text:p text:style-name="P8"><text:span text:style-name="T2">file: mymath</text:span><text:span text:style-name="T5">c</text:span><text:span text:style-name="T2">.js</text:span></text:p>
      <text:p text:style-name="P112">export const add = (x, y) =&gt; {</text:p>
      <text:p text:style-name="P112"><text:tab/>return a+b;</text:p>
      <text:p text:style-name="P112">}</text:p>
      <text:p text:style-name="P112"/>
      <text:p text:style-name="P8"><text:span text:style-name="T2">export </text:span><text:span text:style-name="T40">default</text:span><text:span text:style-name="T5"> </text:span><text:span text:style-name="T2">const subtract = (x, y) =&gt; {</text:span></text:p>
      <text:p text:style-name="P112"><text:tab/>return a-b;</text:p>
      <text:p text:style-name="P112">}</text:p>
      <text:p text:style-name="P4"/>
      <text:p text:style-name="P4">Now onto importin. Here’s an example:</text:p>
      <text:p text:style-name="P7"/>
      <text:p text:style-name="P3">file: myadder.js</text:p>
      <text:p text:style-name="P3">import {add} from ‘./mymatha.js’;</text:p>
      <text:p text:style-name="P3"/>
      <text:p text:style-name="P4">Now myadder can use the function add contained in the mymatha file. You can also add all exports by using * instead of specifying what you want added. Example:</text:p>
      <text:p text:style-name="P4"/>
      <text:p text:style-name="P4">file: myadder.js</text:p>
      <text:p text:style-name="P4">import * from ‘./mymatha.js’;</text:p>
      <text:p text:style-name="P4"/>
      <text:p text:style-name="P121">IIFE: <text:span text:style-name="T2">Immediately invoked function expressions are functions that get called right after being defined. These functions are wrapped in parentheses followed by parentheses. Example:</text:span></text:p>
      <text:p text:style-name="P121"><text:span text:style-name="T2"/></text:p>
      <text:p text:style-name="P121"><text:span text:style-name="T2">(function myFunction(){</text:span></text:p>
      <text:p text:style-name="P121"><text:span text:style-name="T2"><text:tab/>console.log(“this is an IIFE”);</text:span></text:p>
      <text:p text:style-name="P121"><text:span text:style-name="T2">})();</text:span></text:p>
      <text:p text:style-name="P3"/>
      <text:p text:style-name="P118">JavaScript Promisses:</text:p>
      <text:p text:style-name="P3"/>
      <text:p text:style-name="P113">A promisse is an object that can have one of 3 states: peding, fulfilled or rejected. <text:span text:style-name="T41">The promisse takes a function as parameter and this function takes two parameters, resolve and reject, these parameters are also functions. When the resolve function gets called, it returns the arguments passed to it as arguments for the .then function . When the reject function gets called, it returns the arguments passed to it as arguments to the .catch function. </text:span></text:p>
      <text:p text:style-name="P3"/>
      <text:p text:style-name="P3"/>
      <text:p text:style-name="P1"/>
      <text:p text:style-name="P33"><text:s/></text:p>
      <text:p text:style-name="P15"/>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2-03T09:30:04.623000000</dc:date>
    <meta:editing-duration>PT18H35M33S</meta:editing-duration>
    <meta:editing-cycles>38</meta:editing-cycles>
    <meta:document-statistic meta:table-count="5" meta:image-count="0" meta:object-count="0" meta:page-count="1" meta:paragraph-count="439" meta:word-count="3084" meta:character-count="18651" meta:non-whitespace-character-count="15738"/>
  </office:meta>
</office:document-meta>
</file>